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56490322581" calcext:value-type="float">
            <text:p>4.2985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41522580645" calcext:value-type="float">
            <text:p>4.2194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728" calcext:value-type="float">
            <text:p>4.1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38012903226" calcext:value-type="float">
            <text:p>4.098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924" calcext:value-type="float">
            <text:p>3.9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5776" calcext:value-type="float">
            <text:p>4.06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113883870968" calcext:value-type="float">
            <text:p>4.1711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89737931035" calcext:value-type="float">
            <text:p>4.22389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93290322581" calcext:value-type="float">
            <text:p>4.194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71019354839" calcext:value-type="float">
            <text:p>4.2197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2776" calcext:value-type="float">
            <text:p>4.2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796" calcext:value-type="float">
            <text:p>4.20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51870967742" calcext:value-type="float">
            <text:p>4.248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905677419355" calcext:value-type="float">
            <text:p>4.129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3016" calcext:value-type="float">
            <text:p>4.14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897574193548" calcext:value-type="float">
            <text:p>4.1689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73135483871" calcext:value-type="float">
            <text:p>4.376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60542857143" calcext:value-type="float">
            <text:p>4.40860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49651612903" calcext:value-type="float">
            <text:p>4.3904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914296774193" calcext:value-type="float">
            <text:p>4.4991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844" calcext:value-type="float">
            <text:p>4.4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01341935484" calcext:value-type="float">
            <text:p>4.4950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8908" calcext:value-type="float">
            <text:p>4.561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96516129032" calcext:value-type="float">
            <text:p>4.6619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63741935484" calcext:value-type="float">
            <text:p>4.5346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72124" calcext:value-type="float">
            <text:p>4.417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77574193548" calcext:value-type="float">
            <text:p>4.4737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88708" calcext:value-type="float">
            <text:p>4.52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22722580645" calcext:value-type="float">
            <text:p>4.6202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01" calcext:value-type="float">
            <text:p>4.6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065238709677" calcext:value-type="float">
            <text:p>4.5806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2948" calcext:value-type="float">
            <text:p>4.49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2736" calcext:value-type="float">
            <text:p>4.42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46761290323" calcext:value-type="float">
            <text:p>4.380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7596" calcext:value-type="float">
            <text:p>4.3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721729032258" calcext:value-type="float">
            <text:p>4.3072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83780645161" calcext:value-type="float">
            <text:p>4.3558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8572" calcext:value-type="float">
            <text:p>4.216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33135483871" calcext:value-type="float">
            <text:p>4.2243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65776" calcext:value-type="float">
            <text:p>4.3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84709677419" calcext:value-type="float">
            <text:p>4.3318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43514285714" calcext:value-type="float">
            <text:p>4.35243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460877419355" calcext:value-type="float">
            <text:p>4.3546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65312" calcext:value-type="float">
            <text:p>4.40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048991304348" calcext:value-type="float">
            <text:p>4.350489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9905" calcext:value-type="float">
            <text:p>4.3689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32869565217" calcext:value-type="float">
            <text:p>4.518328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46" calcext:value-type="float">
            <text:p>4.69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686782608696" calcext:value-type="float">
            <text:p>4.756867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5264" calcext:value-type="float">
            <text:p>4.5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61632" calcext:value-type="float">
            <text:p>4.5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8896" calcext:value-type="float">
            <text:p>4.5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3488" calcext:value-type="float">
            <text:p>4.5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2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5952" calcext:value-type="float">
            <text:p>4.5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82" meta:object-count="0"/>
    <meta:user-defined meta:name="AppVersion">3.0</meta:user-defined>
  </office:meta>
</office:document-meta>
</file>